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425in" fo:margin-left="0in" fo:margin-top="0in" fo:margin-bottom="0in" table:align="left" style:writing-mode="lr-tb"/>
    </style:style>
    <style:style style:name="Table1.A" style:family="table-column">
      <style:table-column-properties style:column-width="3.1708in"/>
    </style:style>
    <style:style style:name="Table1.B" style:family="table-column">
      <style:table-column-properties style:column-width="1.5486in"/>
    </style:style>
    <style:style style:name="Table1.C" style:family="table-column">
      <style:table-column-properties style:column-width="1.5139in"/>
    </style:style>
    <style:style style:name="Table1.D" style:family="table-column">
      <style:table-column-properties style:column-width="1.5694in"/>
    </style:style>
    <style:style style:name="Table1.E" style:family="table-column">
      <style:table-column-properties style:column-width="1.622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382in" fo:border-left="0.1pt solid #000001" fo:border-right="none" fo:border-top="0.1pt solid #000001" fo:border-bottom="0.1pt solid #000001">
        <style:background-image/>
      </style:table-cell-properties>
    </style:style>
    <style:style style:name="Table1.E1" style:family="table-cell">
      <style:table-cell-properties fo:background-color="#ffffff" fo:padding="0.0382in" fo:border="0.1pt solid #000001">
        <style:background-image/>
      </style:table-cell-properties>
    </style:style>
    <style:style style:name="Table1.2" style:family="table-row">
      <style:table-row-properties style:min-row-height="0.9028in" fo:keep-together="auto"/>
    </style:style>
    <style:style style:name="Table1.A2" style:family="table-cell">
      <style:table-cell-properties fo:background-color="#ffffff" fo:padding="0.0382in" fo:border-left="0.1pt solid #000001" fo:border-right="none" fo:border-top="none" fo:border-bottom="0.1pt solid #000001">
        <style:background-image/>
      </style:table-cell-properties>
    </style:style>
    <style:style style:name="Table1.E2" style:family="table-cell">
      <style:table-cell-properties fo:background-color="#ffffff" fo:padding="0.0382in" fo:border-left="0.1pt solid #000001" fo:border-right="0.1pt solid #000001" fo:border-top="none" fo:border-bottom="0.1pt solid #000001">
        <style:background-image/>
      </style:table-cell-properties>
    </style:style>
    <style:style style:name="Table1.3" style:family="table-row">
      <style:table-row-properties style:min-row-height="0.9063in" fo:keep-together="auto"/>
    </style:style>
    <style:style style:name="Table1.4" style:family="table-row">
      <style:table-row-properties style:min-row-height="0.8181in" fo:keep-together="auto"/>
    </style:style>
    <style:style style:name="Table1.5" style:family="table-row">
      <style:table-row-properties style:min-row-height="0.7625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WWNum2"/>
    <style:style style:name="P3" style:family="paragraph" style:parent-style-name="Standard" style:list-style-name="WWNum3"/>
    <style:style style:name="P4" style:family="paragraph" style:parent-style-name="Standard" style:list-style-name="WWNum4"/>
    <style:style style:name="P5" style:family="paragraph" style:parent-style-name="Standard" style:list-style-name="WWNum5"/>
    <style:style style:name="P6" style:family="paragraph" style:parent-style-name="Standard" style:list-style-name="WWNum6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.0799in" fo:margin-bottom="0in" style:contextual-spacing="false"/>
    </style:style>
    <style:style style:name="P9" style:family="paragraph" style:parent-style-name="Standard">
      <style:paragraph-properties fo:margin-top="0.0799in" fo:margin-bottom="0in" style:contextual-spacing="false" fo:text-align="center" style:justify-single-word="false"/>
    </style:style>
    <style:style style:name="P10" style:family="paragraph" style:parent-style-name="Standard">
      <style:paragraph-properties fo:margin-top="0.0799in" fo:margin-bottom="0in" style:contextual-spacing="false" fo:text-align="justify" style:justify-single-word="false"/>
    </style:style>
    <style:style style:name="P11" style:family="paragraph" style:parent-style-name="Standard">
      <style:paragraph-properties fo:margin-top="0.0417in" fo:margin-bottom="0in" style:contextual-spacing="false"/>
    </style:style>
    <style:style style:name="P12" style:family="paragraph" style:parent-style-name="Standard">
      <style:paragraph-properties fo:margin-top="0.0417in" fo:margin-bottom="0in" style:contextual-spacing="false" fo:text-align="justify" style:justify-single-word="false"/>
    </style:style>
    <style:style style:name="P13" style:family="paragraph" style:parent-style-name="Standard">
      <style:paragraph-properties fo:margin-top="0.0598in" fo:margin-bottom="0in" style:contextual-spacing="false"/>
    </style:style>
    <style:style style:name="P14" style:family="paragraph" style:parent-style-name="Standard">
      <style:paragraph-properties fo:margin-left="0.25in" fo:margin-right="0in" fo:text-indent="0in" style:auto-text-indent="false"/>
    </style:style>
    <style:style style:name="P15" style:family="paragraph" style:parent-style-name="Standard">
      <style:paragraph-properties fo:margin-top="0.1201in" fo:margin-bottom="0in" style:contextual-spacing="false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ff" fo:font-style="italic" fo:font-weight="bold" style:font-style-asian="italic" style:font-weight-asian="bold"/>
    </style:style>
    <style:style style:name="T5" style:family="text">
      <style:text-properties fo:color="#ff0000" fo:font-weight="bold" style:font-weight-asian="bold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Your Name: _________________________________ <text:s text:c="20"/>Sprint # <text:s/>____<text:tab/>Team # ____</text:span></text:p>
      <text:p text:style-name="P9"><text:span text:style-name="T1">Team Project Peer/Self Evaluation Form, </text:span><text:span text:style-name="T3">CPE 453-01, Spring 2014 <text:s/></text:span></text:p>
      <text:p text:style-name="P1"><text:span text:style-name="T3">[2 points per evaluation submitted</text:span><text:bookmark text:name="_GoBack"/><text:span text:style-name="T3">] </text:span></text:p>
      <text:p text:style-name="P12">As a team leader or project manager, you may have to objectively evaluate the performance of the other members of your team. <text:s/>Your specific evaluation is CONFIDENTIAL in that the exact values you indicated on this form will not be shared with others. <text:s/>Aggregate values (minimum, maximum, and average scores) may be revealed without attribution.</text:p>
      <text:p text:style-name="P10"><text:span text:style-name="T2">Directions:</text:span> <text:s text:c="2"/>Complete one evaluation form per sprint. <text:s/>Rank each team member on a scale of 1 – 5 as defined below for each of the four performance categories. <text:s/><text:span text:style-name="T4">Submit a completed paper copy of this form when you present the corresponding sprint retrospective.</text:span></text:p>
      <text:p text:style-name="P13"><text:span text:style-name="T2">Performance Scale <text:s text:c="3"/>(circle one value 1 – 5 per category)</text:span></text:p>
      <text:p text:style-name="P11"><text:span text:style-name="T2">1. <text:s/>Poor or no contribution<text:tab/>(</text:span><text:span text:style-name="T6">written comment required</text:span><text:span text:style-name="T2">)</text:span></text:p>
      <text:p text:style-name="Standard"><text:span text:style-name="T2">2. <text:s/>Below average<text:tab/><text:tab/>(</text:span><text:span text:style-name="T6">written comment required</text:span><text:span text:style-name="T2">)</text:span></text:p>
      <text:p text:style-name="Standard"><text:span text:style-name="T2">3. <text:s/>Average</text:span></text:p>
      <text:p text:style-name="Standard"><text:span text:style-name="T2">4. <text:s/>Above average</text:span></text:p>
      <text:p text:style-name="Standard"><text:span text:style-name="T2">5. <text:s/>Exceptional</text:span></text:p>
      <text:p text:style-name="P8"><text:span text:style-name="T3">Performance Categories</text:span></text:p>
      <text:p text:style-name="P11"><text:span text:style-name="T2">Quality of Work</text:span></text:p>
      <text:list xml:id="list6713005862992124379" text:style-name="WWNum2">
        <text:list-item>
          <text:p text:style-name="P2">Produced work products that were of professional quality and ready for use or integration</text:p>
        </text:list-item>
        <text:list-item>
          <text:p text:style-name="P2">Provided thoughtful, useful suggestions and ideas to improve overall product quality</text:p>
        </text:list-item>
      </text:list>
      <text:p text:style-name="P11"><text:span text:style-name="T2">Quantity of Work</text:span></text:p>
      <text:list xml:id="list6005204119661283651" text:style-name="WWNum3">
        <text:list-item>
          <text:p text:style-name="P3">Demonstrated willingness to do fair share of work on documentation, code, or testing activities</text:p>
        </text:list-item>
      </text:list>
      <text:p text:style-name="P11"><text:span text:style-name="T2">Level of Teamwork</text:span></text:p>
      <text:list xml:id="list236497060976848080" text:style-name="WWNum4">
        <text:list-item>
          <text:p text:style-name="P4">Willing to lead or follow as needed to get the job done</text:p>
        </text:list-item>
        <text:list-item>
          <text:p text:style-name="P4">Assisted other members of team when they encountered obstacles</text:p>
        </text:list-item>
        <text:list-item>
          <text:p text:style-name="P4">Arrived prepared for team meetings and work sessions</text:p>
        </text:list-item>
        <text:list-item>
          <text:p text:style-name="P4">Willing to undertake additional workload to get the job done</text:p>
        </text:list-item>
      </text:list>
      <text:p text:style-name="P11"><text:span text:style-name="T2">Timeliness of Work</text:span></text:p>
      <text:list xml:id="list2337785929044880790" text:style-name="WWNum5">
        <text:list-item>
          <text:p text:style-name="P5">Arrived on time for team meetings or work sessions</text:p>
        </text:list-item>
        <text:list-item>
          <text:p text:style-name="P5">Promptly replied to email or other communications from team members</text:p>
        </text:list-item>
        <text:list-item>
          <text:p text:style-name="P5">Delivered work products on time to satisfy internal and external deadlines</text:p>
        </text:list-item>
      </text:list>
      <text:p text:style-name="P11"><text:span text:style-name="T3">Comments</text:span></text:p>
      <text:list xml:id="list641893031599718850" text:style-name="WWNum6">
        <text:list-item>
          <text:p text:style-name="P6">For rankings of <text:span text:style-name="T5">1 - 2</text:span>, a written explanation is <text:span text:style-name="T7">required</text:span><text:span text:style-name="T2">.</text:span></text:p>
        </text:list-item>
        <text:list-item>
          <text:p text:style-name="P6">For rankings of 3 - 5, a written explanation is optional, but welcome.</text:p>
        </text:list-item>
      </text:list>
      <text:p text:style-name="P14"><text:soft-page-break/><text:span text:style-name="T1">Your Name: _________________________________ <text:s text:c="20"/>Sprint # <text:s/>____<text:tab/>Team # ____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><text:span text:style-name="T2">Name</text:span></text:p>
          </table:table-cell>
          <table:table-cell table:style-name="Table1.A1" office:value-type="string">
            <text:p text:style-name="P17"><text:span text:style-name="T2">Quality</text:span></text:p>
            <text:p text:style-name="P17"><text:span text:style-name="T2">1=low <text:s text:c="4"/>5=high</text:span></text:p>
          </table:table-cell>
          <table:table-cell table:style-name="Table1.A1" office:value-type="string">
            <text:p text:style-name="P17"><text:span text:style-name="T2">Quantity</text:span></text:p>
            <text:p text:style-name="P17"><text:span text:style-name="T2">1=low <text:s text:c="4"/>5=high</text:span></text:p>
          </table:table-cell>
          <table:table-cell table:style-name="Table1.A1" office:value-type="string">
            <text:p text:style-name="P17"><text:span text:style-name="T2">Teamwork</text:span></text:p>
            <text:p text:style-name="P17"><text:span text:style-name="T2">1=low <text:s text:c="4"/>5=high</text:span></text:p>
          </table:table-cell>
          <table:table-cell table:style-name="Table1.E1" office:value-type="string">
            <text:p text:style-name="P17"><text:span text:style-name="T2">Timeliness</text:span></text:p>
            <text:p text:style-name="P17"><text:span text:style-name="T2">1=low <text:s text:c="4"/>5=high</text:span></text:p>
          </table:table-cell>
        </table:table-row>
        <table:table-row table:style-name="Table1.2">
          <table:table-cell table:style-name="Table1.A2" office:value-type="string">
            <text:p text:style-name="Table_20_Contents"><text:span text:style-name="T2">(Self)</text:span></text:p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E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</table:table-row>
        <table:table-row table:style-name="Table1.3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E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</table:table-row>
        <table:table-row table:style-name="Table1.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E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</table:table-row>
        <table:table-row table:style-name="Table1.5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A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  <table:table-cell table:style-name="Table1.E2" office:value-type="string">
            <text:p text:style-name="P18"/>
            <text:p text:style-name="P17"><text:span text:style-name="T2">1 <text:s text:c="3"/>2 <text:s text:c="3"/>3 <text:s text:c="3"/>4 <text:s text:c="3"/>5</text:span></text:p>
          </table:table-cell>
        </table:table-row>
      </table:table>
      <text:p text:style-name="P15"><text:span text:style-name="T2">Comments: <text:tab/>_____________________________________________________________________________________________________</text:span></text:p>
      <text:p text:style-name="P15"><text:span text:style-name="T2"><text:tab/><text:tab/>_____________________________________________________________________________________________________</text:span></text:p>
      <text:p text:style-name="P15"><text:span text:style-name="T2"><text:s/><text:tab/><text:tab/>_____________________________________________________________________________________________________</text:span></text:p>
      <text:p text:style-name="P15"><text:span text:style-name="T2"><text:tab/><text:tab/>_____________________________________________________________________________________________________</text:span></text:p>
      <text:p text:style-name="P15"><text:span text:style-name="T2"><text:s/><text:tab/><text:tab/>_____________________________________________________________________________________________________</text:span></text:p>
      <text:p text:style-name="P15"><text:span text:style-name="T2"><text:tab/><text:tab/>_____________________________________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font-size="12pt" style:letter-kerning="true" style:font-name-asian="Arial Unicode MS" style:font-size-asian="12pt" style:language-asian="hi" style:country-asian="IN" style:font-name-complex="Tahoma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528in" fo:margin-bottom="0.7874in" fo:margin-left="0.7874in" fo:margin-right="0.7874in" style:writing-mode="lr-tb" style:layout-grid-color="#c0c0c0" style:layout-grid-lines="18186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oe</meta:initial-creator>
    <dc:creator>David Coe</dc:creator>
    <meta:editing-cycles>29</meta:editing-cycles>
    <meta:print-date>2015-02-02T17:24:26</meta:print-date>
    <meta:creation-date>2013-01-04T19:46:00</meta:creation-date>
    <dc:date>2014-02-03T04:01:00</dc:date>
    <meta:editing-duration>PT15S</meta:editing-duration>
    <meta:generator>LibreOffice/4.0.4.2$Linux_X86_64 LibreOffice_project/400m0$Build-2</meta:generator>
    <meta:printed-by>Christopher Bero</meta:printed-by>
    <meta:document-statistic meta:table-count="1" meta:image-count="0" meta:object-count="0" meta:page-count="2" meta:paragraph-count="62" meta:word-count="419" meta:character-count="3082" meta:non-whitespace-character-count="2454"/>
    <meta:user-defined meta:name="AppVersion">14.0000</meta:user-defined>
    <meta:user-defined meta:name="Company">University of Alabama in Hunts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